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Arial1" svg:font-family="Arial"/>
    <style:font-face style:name="Arial2" svg:font-family="Arial, sans-serif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 style:master-page-name="Standard">
      <style:table-properties style:width="17.992cm" style:page-number="auto" fo:break-before="auto" fo:break-after="auto" table:align="left" style:writing-mode="lr-tb"/>
    </style:style>
    <style:style style:name="Таблица3.A" style:family="table-column">
      <style:table-column-properties style:column-width="11.003cm"/>
    </style:style>
    <style:style style:name="Таблица3.B" style:family="table-column">
      <style:table-column-properties style:column-width="6.989cm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986cm" table:align="left" style:writing-mode="lr-tb"/>
    </style:style>
    <style:style style:name="Таблица2.A" style:family="table-column">
      <style:table-column-properties style:column-width="0.997cm"/>
    </style:style>
    <style:style style:name="Таблица2.B" style:family="table-column">
      <style:table-column-properties style:column-width="2.124cm"/>
    </style:style>
    <style:style style:name="Таблица2.G" style:family="table-column">
      <style:table-column-properties style:column-width="1.817cm"/>
    </style:style>
    <style:style style:name="Таблица2.H" style:family="table-column">
      <style:table-column-properties style:column-width="2.431cm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I1" style:family="table-cell">
      <style:table-cell-properties style:vertical-align="middle"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I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992cm" table:align="left" style:writing-mode="lr-tb"/>
    </style:style>
    <style:style style:name="Таблица4.A" style:family="table-column">
      <style:table-column-properties style:column-width="1.69cm"/>
    </style:style>
    <style:style style:name="Таблица4.B" style:family="table-column">
      <style:table-column-properties style:column-width="1.438cm"/>
    </style:style>
    <style:style style:name="Таблица4.C" style:family="table-column">
      <style:table-column-properties style:column-width="2cm"/>
    </style:style>
    <style:style style:name="Таблица4.D" style:family="table-column">
      <style:table-column-properties style:column-width="2.362cm"/>
    </style:style>
    <style:style style:name="Таблица4.E" style:family="table-column">
      <style:table-column-properties style:column-width="0.82cm"/>
    </style:style>
    <style:style style:name="Таблица4.F" style:family="table-column">
      <style:table-column-properties style:column-width="2.436cm"/>
    </style:style>
    <style:style style:name="Таблица4.G" style:family="table-column">
      <style:table-column-properties style:column-width="0.838cm"/>
    </style:style>
    <style:style style:name="Таблица4.I" style:family="table-column">
      <style:table-column-properties style:column-width="1.134cm"/>
    </style:style>
    <style:style style:name="Таблица4.J" style:family="table-column">
      <style:table-column-properties style:column-width="1.637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I1" style:family="table-cell">
      <style:table-cell-properties fo:padding="0.097cm" fo:border="0.002cm solid #000000"/>
    </style:style>
    <style:style style:name="Таблица4.D2" style:family="table-cell">
      <style:table-cell-properties fo:padding="0.097cm" fo:border-left="0.002cm solid #000000" fo:border-right="none" fo:border-top="none" fo:border-bottom="0.002cm solid #000000"/>
    </style:style>
    <style:style style:name="Таблица4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K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985cm" table:align="left" style:writing-mode="lr-tb"/>
    </style:style>
    <style:style style:name="Таблица5.A" style:family="table-column">
      <style:table-column-properties style:column-width="0.956cm"/>
    </style:style>
    <style:style style:name="Таблица5.B" style:family="table-column">
      <style:table-column-properties style:column-width="2.838cm"/>
    </style:style>
    <style:style style:name="Таблица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5.G1" style:family="table-cell">
      <style:table-cell-properties style:vertical-align="middle" fo:padding="0.097cm" fo:border="0.002cm solid #000000"/>
    </style:style>
    <style:style style:name="Таблица5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none" fo:border-top="none" fo:border-bottom="0.002cm solid #000000"/>
    </style:style>
    <style:style style:name="Таблица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ext_20_body">
      <style:paragraph-properties fo:margin-top="0cm" fo:margin-bottom="0cm" fo:line-height="100%" fo:text-align="start" style:justify-single-word="false"/>
      <style:text-properties style:font-name="Arial" fo:font-size="8pt" fo:language="ru" fo:country="RU" style:font-size-asian="8pt" style:font-size-complex="8pt"/>
    </style:style>
    <style:style style:name="P8" style:family="paragraph" style:parent-style-name="Standard">
      <style:text-properties style:font-name="Arial" fo:font-size="6pt" style:font-size-asian="6pt" style:font-size-complex="6pt"/>
    </style:style>
    <style:style style:name="P9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2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24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page" style:writing-mode="lr-tb"/>
    </style:style>
    <style:style style:name="P27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</style:style>
    <style:style style:name="P28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31" style:family="paragraph" style:parent-style-name="Table_20_Contents">
      <style:paragraph-properties fo:margin-left="0cm" fo:margin-right="0cm" fo:margin-top="0.199cm" fo:margin-bottom="0cm" fo:line-height="100%" fo:text-align="center" style:justify-single-word="false" fo:text-indent="0cm" style:auto-text-indent="false" fo:padding="0cm" fo:border="none" style:writing-mode="lr-tb"/>
    </style:style>
    <style:style style:name="P32" style:family="paragraph" style:parent-style-name="Table_20_Contents">
      <style:paragraph-properties fo:margin-left="0cm" fo:margin-right="0cm" fo:margin-top="0.141cm" fo:margin-bottom="0cm" fo:line-height="150%" fo:text-align="start" style:justify-single-word="false" fo:text-indent="0cm" style:auto-text-indent="false" fo:padding="0cm" fo:border="none" style:writing-mode="lr-tb"/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able_20_Contents"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name-asian="Times New Roman" style:font-size-asian="8pt" style:font-name-complex="Times New Roman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name-asian="Times New Roman" style:font-size-asian="8pt" style:font-name-complex="Times New Roman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style:font-name-asian="Times New Roman" style:font-size-asian="8pt" style:font-name-complex="Times New Roman" style:font-size-complex="8pt" style:text-rotation-angle="90" style:text-rotation-scale="line-heigh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bold" style:font-name-asian="Times New Roman" style:font-size-asian="8pt" style:font-weight-asian="bold" style:font-name-complex="Times New Roman" style:font-size-complex="8pt" style:font-weight-complex="bold"/>
    </style:style>
    <style:style style:name="P41" style:family="paragraph" style:parent-style-name="Table_20_Contents">
      <style:text-properties style:font-name="Arial" fo:font-size="8pt" fo:language="ru" fo:country="RU" style:font-size-asian="8pt" style:font-size-complex="8pt"/>
    </style:style>
    <style:style style:name="P42" style:family="paragraph" style:parent-style-name="Table_20_Contents">
      <style:text-properties style:font-name="Arial" fo:font-size="8pt" fo:language="en" fo:country="US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6pt" style:font-name-asian="Times New Roman" style:font-size-asian="6pt" style:font-name-complex="Times New Roman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8pt" style:font-name-asian="Times New Roman" style:font-size-asian="8pt" style:font-name-complex="Times New Roman" style:font-size-complex="8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8pt" fo:language="en" fo:country="US" style:font-name-asian="Times New Roman" style:font-size-asian="8pt" style:font-name-complex="Times New Roman" style:font-size-complex="8pt"/>
    </style:style>
    <style:style style:name="P48" style:family="paragraph" style:parent-style-name="Table_20_Contents">
      <style:text-properties style:font-name="Arial" fo:font-size="8pt" fo:language="en" fo:country="US" style:font-size-asian="8pt" style:font-size-complex="8pt"/>
    </style:style>
    <style:style style:name="P49" style:family="paragraph" style:parent-style-name="Table_20_Contents">
      <style:text-properties style:font-name="Arial" fo:font-size="8pt" style:font-size-asian="8pt" style:font-size-complex="8pt"/>
    </style:style>
    <style:style style:name="P50" style:family="paragraph">
      <style:text-properties style:font-name="Arial" fo:font-size="8pt" fo:language="en" fo:country="US" style:font-size-asian="8pt" style:font-size-complex="8pt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color="#b3b3b3"/>
    </style:style>
    <style:style style:name="T5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6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fo:color="#000000" style:text-line-through-style="none" fo:font-style="italic" style:text-underline-style="none" fo:font-weight="normal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0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3" style:family="text">
      <style:text-properties fo:color="#000000" style:text-line-through-style="none" style:font-name="Arial" fo:font-size="10pt" fo:language="ru" fo:country="RU" fo:font-style="normal" style:text-underline-style="none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4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5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6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7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0" style:family="text">
      <style:text-properties fo:color="#000000" style:text-line-through-style="none" style:font-name="Arial" fo:font-size="10pt" fo:language="en" fo:country="US" fo:font-style="normal" style:text-underline-style="none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1" style:family="text">
      <style:text-properties fo:color="#000000" style:text-line-through-style="none" fo:language="ru" fo:country="RU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22" style:family="text">
      <style:text-properties fo:color="#000000" style:text-line-through-style="none" fo:language="ru" fo:country="RU" fo:font-style="normal" style:text-underline-style="none" fo:font-weight="bold" style:font-name-asian="Code 3 de 91" style:font-style-asian="normal" style:font-weight-asian="bold" style:font-name-complex="Code 3 de 91" style:font-style-complex="normal" style:font-weight-complex="bold"/>
    </style:style>
    <style:style style:name="T23" style:family="text">
      <style:text-properties fo:color="#000000" style:text-line-through-style="none" fo:language="ru" fo:country="RU" fo:font-style="normal" style:text-underline-style="none" fo:font-weight="bold" fo:background-color="transparent" style:font-name-asian="Times New Roman" style:font-style-asian="normal" style:font-weight-asian="bold" style:font-name-complex="Times New Roman" style:font-style-complex="normal" style:font-weight-complex="bold"/>
    </style:style>
    <style:style style:name="T24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color="#000000" style:text-line-through-style="none" fo:language="ru" fo:country="RU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color="#000000" style:text-line-through-style="none" fo:language="en" fo:country="US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T28" style:family="text">
      <style:text-properties fo:language="ru" fo:country="RU"/>
    </style:style>
    <style:style style:name="T29" style:family="text">
      <style:text-properties style:font-name="Arial" fo:font-size="10pt" fo:language="ru" fo:country="RU" style:font-size-asian="10pt" style:font-size-complex="10pt"/>
    </style:style>
    <style:style style:name="T30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31" style:family="text">
      <style:text-properties style:font-name="Arial" fo:font-size="10pt" fo:language="en" fo:country="US" style:font-size-asian="10pt" style:font-size-complex="10pt"/>
    </style:style>
    <style:style style:name="T32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style:font-name="Arial" fo:language="en" fo:country="US"/>
    </style:style>
    <style:style style:name="T35" style:family="text">
      <style:text-properties style:font-name="Arial" fo:language="en" fo:country="US" fo:font-weight="bold" style:font-weight-asian="bold" style:font-weight-complex="bold"/>
    </style:style>
    <style:style style:name="T36" style:family="text">
      <style:text-properties style:font-name="Arial" fo:font-size="8pt" style:font-name-asian="Times New Roman" style:font-size-asian="8pt" style:font-name-complex="Times New Roman" style:font-size-complex="8pt"/>
    </style:style>
    <style:style style:name="T37" style:family="text">
      <style:text-properties style:font-name="Arial" fo:font-size="8pt" fo:language="en" fo:country="US" style:font-name-asian="Times New Roman" style:font-size-asian="8pt" style:font-name-complex="Times New Roman" style:font-size-complex="8pt"/>
    </style:style>
    <style:style style:name="T38" style:family="text">
      <style:text-properties fo:font-variant="normal" fo:text-transform="none" fo:color="#000000" style:text-line-through-style="none" style:font-name="Arial1" fo:font-size="9.75pt" fo:language="ru" fo:country="RU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39" style:family="text">
      <style:text-properties fo:font-variant="normal" fo:text-transform="none" fo:color="#000000" style:text-line-through-style="none" style:font-name="Arial1" fo:font-size="9.75pt" fo:language="ru" fo:country="RU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/>
    </style:style>
    <style:style style:name="T41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 style:font-size-asian="10pt" style:font-size-complex="10pt"/>
    </style:style>
    <style:style style:name="T43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normal" style:text-blinking="false" fo:background-color="transparent" style:font-size-asian="10pt" style:font-size-complex="10pt"/>
    </style:style>
    <style:style style:name="T46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48" style:family="text">
      <style:text-properties fo:font-variant="normal" fo:text-transform="none" fo:color="#333333" style:font-name="Arial2" fo:font-size="10.5pt" fo:letter-spacing="normal" fo:font-style="normal" fo:font-weight="normal"/>
    </style:style>
    <style:style style:name="T49" style:family="text">
      <style:text-properties fo:font-size="8pt" style:font-name-asian="Times New Roman" style:font-size-asian="8pt" style:font-name-complex="Times New Roman" style:font-size-complex="8pt"/>
    </style:style>
    <style:style style:name="T50" style:family="text">
      <style:text-properties fo:font-size="8pt" fo:language="en" fo:country="US" style:font-name-asian="Times New Roman" style:font-size-asian="8pt" style:font-name-complex="Times New Roman" style:font-size-complex="8pt"/>
    </style:style>
    <style:style style:name="T51" style:family="text">
      <style:text-properties style:font-name-asian="Times New Roman" style:font-name-complex="Times New Roman"/>
    </style:style>
    <style:style style:name="T52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tracked-changes text:track-changes="false">
        <text:changed-region xml:id="ct99534376" text:id="ct99534376">
          <text:insertion>
            <office:change-info>
              <dc:creator>&lt;анонимный&gt;</dc:creator>
              <dc:date>2012-12-14T13:45:00</dc:date>
            </office:change-info>
          </text:insertion>
        </text:changed-region>
        <text:changed-region xml:id="ct99535208" text:id="ct99535208">
          <text:insertion>
            <office:change-info>
              <dc:creator>&lt;анонимный&gt;</dc:creator>
              <dc:date>2013-07-17T15:54:00</dc:date>
            </office:change-info>
          </text:insertion>
        </text:changed-region>
        <text:changed-region xml:id="ct99535312" text:id="ct99535312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99535416" text:id="ct99535416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99535520" text:id="ct99535520">
          <text:insertion>
            <office:change-info>
              <dc:creator>&lt;анонимный&gt;</dc:creator>
              <dc:date>2012-12-14T13:48:00</dc:date>
            </office:change-info>
          </text:insertion>
        </text:changed-region>
        <text:changed-region xml:id="ct99535624" text:id="ct99535624">
          <text:insertion>
            <office:change-info>
              <dc:creator>&lt;анонимный&gt;</dc:creator>
              <dc:date>2012-12-14T16:37:00</dc:date>
            </office:change-info>
          </text:insertion>
        </text:changed-region>
        <text:changed-region xml:id="ct99535728" text:id="ct99535728">
          <text:insertion>
            <office:change-info>
              <dc:creator>&lt;анонимный&gt;</dc:creator>
              <dc:date>2013-06-28T15:30:00</dc:date>
            </office:change-info>
          </text:insertion>
        </text:changed-region>
        <text:changed-region xml:id="ct99535832" text:id="ct99535832">
          <text:insertion>
            <office:change-info>
              <dc:creator>&lt;анонимный&gt;</dc:creator>
              <dc:date>2012-12-14T14:52:00</dc:date>
            </office:change-info>
          </text:insertion>
        </text:changed-region>
        <text:changed-region xml:id="ct99535936" text:id="ct99535936">
          <text:insertion>
            <office:change-info>
              <dc:creator>&lt;анонимный&gt;</dc:creator>
              <dc:date>2012-12-14T14:51:00</dc:date>
            </office:change-info>
          </text:insertion>
        </text:changed-region>
        <text:changed-region xml:id="ct99536040" text:id="ct99536040">
          <text:insertion>
            <office:change-info>
              <dc:creator>&lt;анонимный&gt;</dc:creator>
              <dc:date>2012-12-14T14:56:00</dc:date>
            </office:change-info>
          </text:insertion>
        </text:changed-region>
        <text:changed-region xml:id="ct99536144" text:id="ct99536144">
          <text:insertion>
            <office:change-info>
              <dc:creator>&lt;анонимный&gt;</dc:creator>
              <dc:date>2012-12-14T14:57:00</dc:date>
            </office:change-info>
          </text:insertion>
        </text:changed-region>
        <text:changed-region xml:id="ct99536248" text:id="ct99536248">
          <text:insertion>
            <office:change-info>
              <dc:creator>&lt;анонимный&gt;</dc:creator>
              <dc:date>2012-12-14T16:18:00</dc:date>
            </office:change-info>
          </text:insertion>
        </text:changed-region>
        <text:changed-region xml:id="ct99536352" text:id="ct99536352">
          <text:insertion>
            <office:change-info>
              <dc:creator>&lt;анонимный&gt;</dc:creator>
              <dc:date>2012-12-14T16:32:00</dc:date>
            </office:change-info>
          </text:insertion>
        </text:changed-region>
        <text:changed-region xml:id="ct246611408" text:id="ct246611408">
          <text:insertion>
            <office:change-info>
              <dc:creator>&lt;анонимный&gt;</dc:creator>
              <dc:date>2012-12-14T13:51:00</dc:date>
            </office:change-info>
          </text:insertion>
        </text:changed-region>
        <text:changed-region xml:id="ct246611512" text:id="ct246611512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46611616" text:id="ct246611616">
          <text:insertion>
            <office:change-info>
              <dc:creator>&lt;анонимный&gt;</dc:creator>
              <dc:date>2012-12-14T15:00:00</dc:date>
            </office:change-info>
          </text:insertion>
        </text:changed-region>
        <text:changed-region xml:id="ct246611720" text:id="ct246611720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46611824" text:id="ct246611824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46611928" text:id="ct246611928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46612032" text:id="ct246612032">
          <text:insertion>
            <office:change-info>
              <dc:creator>&lt;анонимный&gt;</dc:creator>
              <dc:date>2012-12-14T14:49:00</dc:date>
            </office:change-info>
          </text:insertion>
        </text:changed-region>
        <text:changed-region xml:id="ct246612136" text:id="ct246612136">
          <text:insertion>
            <office:change-info>
              <dc:creator>&lt;анонимный&gt;</dc:creator>
              <dc:date>2012-12-14T15:33:00</dc:date>
            </office:change-info>
          </text:insertion>
        </text:changed-region>
        <text:changed-region xml:id="ct246612240" text:id="ct246612240">
          <text:insertion>
            <office:change-info>
              <dc:creator>&lt;анонимный&gt;</dc:creator>
              <dc:date>2012-12-14T14:16:00</dc:date>
            </office:change-info>
          </text:insertion>
        </text:changed-region>
        <text:changed-region xml:id="ct246612344" text:id="ct246612344">
          <text:insertion>
            <office:change-info>
              <dc:creator>&lt;анонимный&gt;</dc:creator>
              <dc:date>2012-12-14T15:51:00</dc:date>
            </office:change-info>
          </text:insertion>
        </text:changed-region>
        <text:changed-region xml:id="ct246612448" text:id="ct246612448">
          <text:insertion>
            <office:change-info>
              <dc:creator>&lt;анонимный&gt;</dc:creator>
              <dc:date>2012-12-14T15:58:00</dc:date>
            </office:change-info>
          </text:insertion>
        </text:changed-region>
        <text:changed-region xml:id="ct246612552" text:id="ct246612552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46612656" text:id="ct246612656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46612760" text:id="ct246612760">
          <text:insertion>
            <office:change-info>
              <dc:creator>&lt;анонимный&gt;</dc:creator>
              <dc:date>2013-08-03T11:29:00</dc:date>
            </office:change-info>
          </text:insertion>
        </text:changed-region>
        <text:changed-region xml:id="ct246612864" text:id="ct246612864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246612968" text:id="ct246612968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246613072" text:id="ct246613072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246613176" text:id="ct246613176">
          <text:insertion>
            <office:change-info>
              <dc:creator>&lt;анонимный&gt;</dc:creator>
              <dc:date>2012-12-14T14:33:00</dc:date>
            </office:change-info>
          </text:insertion>
        </text:changed-region>
        <text:changed-region xml:id="ct246613280" text:id="ct246613280">
          <text:insertion>
            <office:change-info>
              <dc:creator>&lt;анонимный&gt;</dc:creator>
              <dc:date>2012-12-14T14:19:00</dc:date>
            </office:change-info>
          </text:insertion>
        </text:changed-region>
        <text:changed-region xml:id="ct246613384" text:id="ct246613384">
          <text:insertion>
            <office:change-info>
              <dc:creator>&lt;анонимный&gt;</dc:creator>
              <dc:date>2012-12-14T14:20:00</dc:date>
            </office:change-info>
          </text:insertion>
        </text:changed-region>
        <text:changed-region xml:id="ct246613488" text:id="ct246613488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46613592" text:id="ct246613592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46613696" text:id="ct246613696">
          <text:insertion>
            <office:change-info>
              <dc:creator>&lt;анонимный&gt;</dc:creator>
              <dc:date>2013-08-02T23:58:00</dc:date>
            </office:change-info>
          </text:insertion>
        </text:changed-region>
        <text:changed-region xml:id="ct246613800" text:id="ct246613800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46613904" text:id="ct246613904">
          <text:insertion>
            <office:change-info>
              <dc:creator>&lt;анонимный&gt;</dc:creator>
              <dc:date>2013-08-02T23:59:00</dc:date>
            </office:change-info>
          </text:insertion>
        </text:changed-region>
        <text:changed-region xml:id="ct246614008" text:id="ct246614008">
          <text:insertion>
            <office:change-info>
              <dc:creator>&lt;анонимный&gt;</dc:creator>
              <dc:date>2013-08-03</dc:date>
            </office:change-info>
          </text:insertion>
        </text:changed-region>
        <text:changed-region xml:id="ct246614112" text:id="ct246614112">
          <text:insertion>
            <office:change-info>
              <dc:creator>&lt;анонимный&gt;</dc:creator>
              <dc:date>2013-08-03</dc:date>
            </office:change-info>
          </text:insertion>
        </text:changed-region>
        <text:changed-region xml:id="ct246614216" text:id="ct246614216">
          <text:insertion>
            <office:change-info>
              <dc:creator>&lt;анонимный&gt;</dc:creator>
              <dc:date>2013-08-03T00:17:00</dc:date>
            </office:change-info>
          </text:insertion>
        </text:changed-region>
        <text:changed-region xml:id="ct246614320" text:id="ct246614320">
          <text:insertion>
            <office:change-info>
              <dc:creator>&lt;анонимный&gt;</dc:creator>
              <dc:date>2013-08-04T00:12:00</dc:date>
            </office:change-info>
          </text:insertion>
        </text:changed-region>
        <text:changed-region xml:id="ct246614424" text:id="ct246614424">
          <text:insertion>
            <office:change-info>
              <dc:creator>&lt;анонимный&gt;</dc:creator>
              <dc:date>2013-08-04T00:34:00</dc:date>
            </office:change-info>
          </text:insertion>
        </text:changed-region>
        <text:changed-region xml:id="ct246614528" text:id="ct246614528">
          <text:insertion>
            <office:change-info>
              <dc:creator>&lt;анонимный&gt;</dc:creator>
              <dc:date>2013-08-04T00:34:00</dc:date>
            </office:change-info>
          </text:insertion>
        </text:changed-region>
        <text:changed-region xml:id="ct246614632" text:id="ct246614632">
          <text:insertion>
            <office:change-info>
              <dc:creator>&lt;анонимный&gt;</dc:creator>
              <dc:date>2013-08-04T00:15:00</dc:date>
            </office:change-info>
          </text:insertion>
        </text:changed-region>
        <text:changed-region xml:id="ct246614736" text:id="ct246614736">
          <text:insertion>
            <office:change-info>
              <dc:creator>&lt;анонимный&gt;</dc:creator>
              <dc:date>2013-08-04T00:15:00</dc:date>
            </office:change-info>
          </text:insertion>
        </text:changed-region>
        <text:changed-region xml:id="ct275976576" text:id="ct275976576">
          <text:insertion>
            <office:change-info>
              <dc:creator>Fedor Kurilov</dc:creator>
              <dc:date>2013-08-15T17:06:00</dc:date>
            </office:change-info>
          </text:insertion>
        </text:changed-region>
        <text:changed-region xml:id="ct275976368" text:id="ct275976368">
          <text:insertion>
            <office:change-info>
              <dc:creator>Fedor Kurilov</dc:creator>
              <dc:date>2013-08-15T17:00:00</dc:date>
            </office:change-info>
          </text:insertion>
        </text:changed-region>
        <text:changed-region xml:id="ct277910952" text:id="ct277910952">
          <text:insertion>
            <office:change-info>
              <dc:creator>Fedor Kurilov</dc:creator>
              <dc:date>2013-08-15T17:15:00</dc:date>
            </office:change-info>
          </text:insertion>
        </text:changed-region>
        <text:changed-region xml:id="ct277911160" text:id="ct277911160">
          <text:insertion>
            <office:change-info>
              <dc:creator>Fedor Kurilov</dc:creator>
              <dc:date>2013-08-15T17:16:00</dc:date>
            </office:change-info>
          </text:insertion>
        </text:changed-region>
        <text:changed-region xml:id="ct277905856" text:id="ct277905856">
          <text:insertion>
            <office:change-info>
              <dc:creator>Fedor Kurilov</dc:creator>
              <dc:date>2013-08-15T16:53:00</dc:date>
            </office:change-info>
          </text:insertion>
        </text:changed-region>
        <text:changed-region xml:id="ct277911056" text:id="ct277911056">
          <text:insertion>
            <office:change-info>
              <dc:creator>Fedor Kurilov</dc:creator>
              <dc:date>2013-08-15T17:25:00</dc:date>
            </office:change-info>
          </text:insertion>
        </text:changed-region>
        <text:changed-region xml:id="ct277907312" text:id="ct277907312">
          <text:insertion>
            <office:change-info>
              <dc:creator>Fedor Kurilov</dc:creator>
              <dc:date>2013-08-15T17:22:00</dc:date>
            </office:change-info>
          </text:insertion>
        </text:changed-region>
        <text:changed-region xml:id="ct277911576" text:id="ct277911576">
          <text:insertion>
            <office:change-info>
              <dc:creator>Fedor Kurilov</dc:creator>
              <dc:date>2013-08-15T17:26:00</dc:date>
            </office:change-info>
          </text:insertion>
        </text:changed-region>
        <text:changed-region xml:id="ct246614840" text:id="ct246614840">
          <text:insertion>
            <office:change-info>
              <dc:creator>&lt;анонимный&gt;</dc:creator>
              <dc:date>2013-08-03T00:45:00</dc:date>
            </office:change-info>
          </text:insertion>
        </text:changed-region>
        <text:changed-region xml:id="ct246614944" text:id="ct246614944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46615048" text:id="ct246615048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46615152" text:id="ct246615152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46615256" text:id="ct246615256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46615360" text:id="ct246615360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46685520" text:id="ct246685520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246685624" text:id="ct246685624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246685728" text:id="ct246685728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246685832" text:id="ct246685832">
          <text:insertion>
            <office:change-info>
              <dc:creator>&lt;анонимный&gt;</dc:creator>
              <dc:date>2013-08-03T11:02:00</dc:date>
            </office:change-info>
          </text:insertion>
        </text:changed-region>
        <text:changed-region xml:id="ct246685936" text:id="ct246685936">
          <text:insertion>
            <office:change-info>
              <dc:creator>Fedor Kurilov</dc:creator>
              <dc:date>2013-08-05T13:39:00</dc:date>
            </office:change-info>
          </text:insertion>
        </text:changed-region>
        <text:changed-region xml:id="ct246686040" text:id="ct246686040">
          <text:insertion>
            <office:change-info>
              <dc:creator>Fedor Kurilov</dc:creator>
              <dc:date>2013-08-05T13:48:00</dc:date>
            </office:change-info>
          </text:insertion>
        </text:changed-region>
        <text:changed-region xml:id="ct246686144" text:id="ct246686144">
          <text:insertion>
            <office:change-info>
              <dc:creator>&lt;анонимный&gt;</dc:creator>
              <dc:date>2013-08-03T01:18:00</dc:date>
            </office:change-info>
          </text:insertion>
        </text:changed-region>
        <text:changed-region xml:id="ct246686248" text:id="ct246686248">
          <text:insertion>
            <office:change-info>
              <dc:creator>&lt;анонимный&gt;</dc:creator>
              <dc:date>2013-08-03T01:18:00</dc:date>
            </office:change-info>
          </text:insertion>
        </text:changed-region>
        <text:changed-region xml:id="ct246686352" text:id="ct246686352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  <text:changed-region xml:id="ct246686456" text:id="ct246686456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  <text:changed-region xml:id="ct246686560" text:id="ct246686560">
          <text:insertion>
            <office:change-info>
              <dc:creator>&lt;анонимный&gt;</dc:creator>
              <dc:date>2013-08-03T00:15:00</dc:date>
            </office:change-info>
          </text:insertion>
        </text:changed-region>
        <text:changed-region xml:id="ct246686664" text:id="ct246686664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8">Министерство здравоохранения Российской Федерации</text:p>
            <text:p text:style-name="P17">ФГБУ «ФНКЦ ДГОИ им. Дмитрия Рогачева»</text:p>
          </table:table-cell>
          <table:table-cell table:style-name="Таблица3.A1" office:value-type="string">
            <text:p text:style-name="P24">Медицинская документация<text:line-break/>Форма № 066/у-02</text:p>
            <text:p text:style-name="P7">Утверждена Приказом Минздрава России<text:line-break/>от 30.12.2002 № 413 </text:p>
          </table:table-cell>
        </table:table-row>
      </table:table>
      <text:p text:style-name="P16"/>
      <text:p text:style-name="P16"/>
      <text:p text:style-name="P9">СТАТИСТИЧЕСКАЯ КАРТА ВЫБЫВШЕГО ИЗ СТАЦИОНАРА</text:p>
      <text:p text:style-name="P9">круглосуточного пребывания, дневного стационара при больничном учреждении,<text:line-break/>дневного стационара при амбулаторно-поликлиническом учреждении, стационара на дому</text:p>
      <text:p text:style-name="P31"><text:span text:style-name="T12">№ медицинской карты: </text:span><text:change-start text:change-id="ct99534376"/><text:span text:style-name="T12">getData('number')</text:span><text:change-end text:change-id="ct99534376"/><text:span text:style-name="T12"> </text:span><text:span text:style-name="T31">(</text:span><text:span text:style-name="T29">Код вида оплаты:</text:span><text:span text:style-name="T19"> </text:span><text:change-start text:change-id="ct99535208"/><text:span text:style-name="T17">getFinanceCode(getData('appealType')['finance']['id'])</text:span><text:change-end text:change-id="ct99535208"/><text:span text:style-name="T12"> )</text:span></text:p>
      <text:p text:style-name="P14"/>
      <text:p text:style-name="P25"><text:span text:style-name="T24">1. Код пациента: </text:span><text:change-start text:change-id="ct99535312"/><text:span text:style-name="T21">getData('patient.id')</text:span><text:change-end text:change-id="ct99535312"/><text:span text:style-name="T22"> <text:tab/></text:span><text:span text:style-name="T24">2. Ф.И.О.: </text:span><text:change-start text:change-id="ct99535416"/><text:span text:style-name="T21">getFullName('patient.name')</text:span><text:change-end text:change-id="ct99535416"/><text:span text:style-name="T24"> </text:span></text:p>
      <text:p text:style-name="P23"><text:span text:style-name="T10">3. Пол: </text:span><text:change-start text:change-id="ct99535520"/><text:span text:style-name="T27">getSex('patient.sex')</text:span><text:change-end text:change-id="ct99535520"/><text:span text:style-name="T15"> <text:tab/></text:span><text:span text:style-name="T10">4. Дата рождения: </text:span><text:change-start text:change-id="ct99535624"/><text:span text:style-name="T12">formatDate('patient.birthDate'</text:span><text:span text:style-name="T19">)</text:span><text:change-end text:change-id="ct99535624"/><text:span text:style-name="T10"> (возраст: </text:span><text:change-start text:change-id="ct99535728"/><text:span text:style-name="T17">getData('age')</text:span><text:change-end text:change-id="ct99535728"/><text:span text:style-name="T10"> )</text:span></text:p>
      <text:p text:style-name="P12">5. Документ, удостов. личность: название, серия, номер: </text:p>
      <text:p text:style-name="P22"><text:span text:style-name="T10"><text:tab/> </text:span><text:change-start text:change-id="ct99535832"/><text:span text:style-name="T12"><office:annotation><dc:creator>&lt;анонимный&gt;</dc:creator><dc:date>2012-12-14T14:52:00.61</dc:date><text:p text:style-name="P51"><text:span text:style-name="T52">do text for idCard in data['patient']['idCards']</text:span></text:p></office:annotation></text:span><text:change-end text:change-id="ct99535832"/><text:change-start text:change-id="ct99535936"/><text:span text:style-name="T12">getData('docType.name', idCard)</text:span><text:change-end text:change-id="ct99535936"/><text:span text:style-name="T30"> </text:span><text:change-start text:change-id="ct99536040"/><text:span text:style-name="T30">getData('series', idCard)</text:span><text:change-end text:change-id="ct99536040"/><text:span text:style-name="T30"> </text:span><text:change-start text:change-id="ct99536144"/><text:span text:style-name="T30">getData('number', idCard)</text:span><text:change-end text:change-id="ct99536144"/><text:span text:style-name="T29"> </text:span></text:p>
      <text:p text:style-name="P27"><text:span text:style-name="T10">6. Адрес: регистрация по месту жительства: </text:span><text:change-start text:change-id="ct99536248"/><text:span text:style-name="T12">getAddress('patient.address.residential')</text:span><text:change-end text:change-id="ct99536248"/><text:span text:style-name="T15"> </text:span></text:p>
      <text:p text:style-name="P22"><text:span text:style-name="T10">7. Код территории проживания: </text:span><text:change-start text:change-id="ct99536352"/><text:span text:style-name="T17">getData('patient.address.residential.street.code')</text:span><text:change-end text:change-id="ct99536352"/><text:span text:style-name="T17">  </text:span><text:span text:style-name="T10">Житель: </text:span><text:change-start text:change-id="ct246611408"/><text:span text:style-name="T12">(simpleIf('patient.address.residential.localityType', 'Село', 'Город'))</text:span><text:change-end text:change-id="ct246611408"/><text:span text:style-name="T15"> </text:span></text:p>
      <text:p text:style-name="P29">8. Страховой полис (серия, номер): </text:p>
      <text:p text:style-name="P20"><text:span text:style-name="T24"><text:tab/> </text:span><text:change-start text:change-id="ct246611512"/><text:span text:style-name="T24"><office:annotation><dc:creator>&lt;анонимный&gt;</dc:creator><dc:date>2012-12-14T14:35:59.62</dc:date><text:p text:style-name="P52"><text:span text:style-name="T55">do text for payment in data['patient']['payments'] </text:span></text:p></office:annotation></text:span><text:change-end text:change-id="ct246611512"/><text:change-start text:change-id="ct246611616"/><text:span text:style-name="T21">getData('policyType.name', payment)</text:span><text:change-end text:change-id="ct246611616"/><text:span text:style-name="T21">, </text:span><text:change-start text:change-id="ct246611720"/><text:span text:style-name="T21">getData('smo.name', payment)</text:span><text:change-end text:change-id="ct246611720"/><text:span text:style-name="T21"> </text:span><text:change-start text:change-id="ct246611824"/><text:span text:style-name="T21">getData('series', payment)</text:span><text:change-end text:change-id="ct246611824"/><text:span text:style-name="T21"> </text:span><text:change-start text:change-id="ct246611928"/><text:span text:style-name="T21">getData('number', payment)</text:span><text:change-end text:change-id="ct246611928"/><text:span text:style-name="T28"> </text:span></text:p>
      <text:p text:style-name="P27"><text:span text:style-name="T10">9. Вид оплаты: </text:span><text:change-start text:change-id="ct246612032"/><text:span text:style-name="T19">getData('appealType')['finance']['name']</text:span><text:change-end text:change-id="ct246612032"/><text:span text:style-name="T10"> </text:span></text:p>
      <text:p text:style-name="P19"><text:span text:style-name="T6">10. Социальный статус: </text:span><text:change-start text:change-id="ct246612136"/><text:span text:style-name="T6"><office:annotation><dc:creator>&lt;анонимный&gt;</dc:creator><dc:date>2012-12-14T15:33:49.62</dc:date><text:p text:style-name="P52"><text:span text:style-name="T54">do text for occupation in data['patient']['occupations']</text:span></text:p></office:annotation></text:span><text:change-end text:change-id="ct246612136"/><text:change-start text:change-id="ct246612240"/><text:span text:style-name="T8">occupation['socialStatus']['status']</text:span><text:change-end text:change-id="ct246612240"/><text:span text:style-name="T8">; </text:span></text:p>
      <text:p text:style-name="P23"><text:span text:style-name="T10">11. Категория льготности: </text:span><text:change-start text:change-id="ct246612344"/><text:span text:style-name="T10"><office:annotation><dc:creator>&lt;анонимный&gt;</dc:creator><dc:date>2012-12-14T15:51:14.62</dc:date><text:p text:style-name="P52"><text:span text:style-name="T54">do text for disability in data['patient']['disabilities']</text:span></text:p></office:annotation></text:span><text:change-end text:change-id="ct246612344"/><text:change-start text:change-id="ct246612448"/><text:span text:style-name="T10">disability['disabilityType']['name']</text:span><text:change-end text:change-id="ct246612448"/><text:span text:style-name="T14"> </text:span></text:p>
      <text:p text:style-name="P19"><text:span text:style-name="T6">12. Кем направлен: </text:span><text:change-start text:change-id="ct246612552"/><text:span text:style-name="T9">getData('assignment.directed')</text:span><text:change-end text:change-id="ct246612552"/><text:span text:style-name="T7"> </text:span></text:p>
      <text:p text:style-name="P23"><text:span text:style-name="T10">13. Кем доставлен: </text:span><text:change-start text:change-id="ct246612656"/><text:span text:style-name="T19">getData('deliveredType')</text:span><text:change-end text:change-id="ct246612656"/><text:span text:style-name="T10"> </text:span></text:p>
      <text:p text:style-name="P22"><text:span text:style-name="T10">14. Диагноз направившего учреждения: </text:span><text:change-start text:change-id="ct246612760"/><text:span text:style-name="T16">findDiagnosis('diagnoses', '</text:span><text:bookmark text:name="docs-internal-guid-37392213-4313-9778-dec6-e1527c311ef9"/><text:span text:style-name="T16">diagReceivedMkb')['mkb']['code']</text:span><text:change-end text:change-id="ct246612760"/><text:span text:style-name="T16"> : </text:span><text:change-start text:change-id="ct246612864"/><text:span text:style-name="T16">findDiagnosis('diagnoses', '</text:span><text:bookmark text:name="docs-internal-guid-37392213-4313-9778-dec6-e1527c311ef91"/><text:span text:style-name="T16">diagReceivedMkb')['mkb']['diagnosis']</text:span><text:change-end text:change-id="ct246612864"/><text:span text:style-name="T15"> </text:span></text:p>
      <text:p text:style-name="P30"><text:span text:style-name="T10">15. Диагноз приемного отделения: </text:span><text:change-start text:change-id="ct246612968"/><text:span text:style-name="T16">findDiagnosis('diagnoses', '</text:span><text:bookmark text:name="docs-internal-guid-37392213-4313-ebc7-d0dd-8f3c988049bb1"/><text:span text:style-name="T16">admissionMkb')['mkb']['code']</text:span><text:change-end text:change-id="ct246612968"/><text:span text:style-name="T16">: </text:span><text:change-start text:change-id="ct246613072"/><text:span text:style-name="T16">findDiagnosis('diagnoses', '</text:span><text:bookmark text:name="docs-internal-guid-37392213-4313-ebc7-d0dd-8f3c988049bb"/><text:span text:style-name="T16">admissionMkb')['mkb']['diagnosis']</text:span><text:change-end text:change-id="ct246613072"/><text:span text:style-name="T15"> </text:span></text:p>
      <text:p text:style-name="P28">16. Доставлен в состоянии опьянения: </text:p>
      <text:p text:style-name="P23"><text:span text:style-name="T10">17. Госпитализирован по поводу данного заболевания в текущем году: </text:span><text:change-start text:change-id="ct246613176"/><text:span text:style-name="T19">getData('appealWithDeseaseThisYear')</text:span><text:change-end text:change-id="ct246613176"/> </text:p>
      <text:p text:style-name="P19"><text:span text:style-name="T6">18. Доставлен в стационар от начала заболевания (получения травмы): </text:span><text:change-start text:change-id="ct246613280"/><text:span text:style-name="T7">getData('deliveredAfterType')</text:span><text:change-end text:change-id="ct246613280"/><text:span text:style-name="T7"> </text:span></text:p>
      <text:p text:style-name="P11">19. Травма: </text:p>
      <text:p text:style-name="P19"><text:span text:style-name="T6">20. Дата поступления в приемное отделение: </text:span><text:change-start text:change-id="ct246613384"/><text:span text:style-name="T9">formatDateTime('rangeAppealDateTime.start')</text:span><text:change-end text:change-id="ct246613384"/><text:span text:style-name="T7"> </text:span></text:p>
      <text:p text:style-name="P11"><text:tab/>Подпись врача приемного отделения: __________________________________________________</text:p>
      <text:p text:style-name="P15"/>
      <text:p text:style-name="P26"><text:span text:style-name="T18">2</text:span><text:span text:style-name="T11">1</text:span><text:span text:style-name="T18">. </text:span><text:span text:style-name="T11">Дата выписки (смерти): </text:span><text:change-start text:change-id="ct246613488"/><text:span text:style-name="T20">formatDate('</text:span><text:span text:style-name="T39">leaved.outcomeDate</text:span><text:span text:style-name="T44">')</text:span><text:change-end text:change-id="ct246613488"/><text:span text:style-name="T40"> </text:span><text:span text:style-name="T28"> </text:span><text:span text:style-name="T11"><text:tab/><text:tab/>Время: </text:span><text:change-start text:change-id="ct246613592"/><text:span text:style-name="T46">formatTime('</text:span><text:span text:style-name="T39">leaved.outcomeDate</text:span><text:span text:style-name="T44">')</text:span><text:change-end text:change-id="ct246613592"/><text:span text:style-name="T41"> </text:span></text:p>
      <text:p text:style-name="P23"><text:span text:style-name="T11">22. Исход госпитализации:</text:span><text:span text:style-name="T29"> </text:span><text:change-start text:change-id="ct246613696"/><text:span text:style-name="T46">getData</text:span><text:span text:style-name="T47">('</text:span><text:span text:style-name="T43">leaved.hospOutcome'</text:span><text:span text:style-name="T47">)</text:span><text:change-end text:change-id="ct246613696"/><text:span text:style-name="T45"> </text:span></text:p>
      <text:p text:style-name="P13">22.1. Результат госпитализации<text:span text:style-name="T2">: </text:span><text:change-start text:change-id="ct246613800"/><text:span text:style-name="T35">getData('result.name')</text:span><text:change-end text:change-id="ct246613800"/><text:span text:style-name="T34"> </text:span></text:p>
      <text:p text:style-name="P23"><text:span text:style-name="T11">23. </text:span><text:span text:style-name="T29">Продолжительность госпитализации (койко-дней): </text:span><text:change-start text:change-id="ct246613904"/><text:span text:style-name="T20">getData</text:span><text:span text:style-name="T32">('</text:span><text:span text:style-name="T38">leaved.hospLength</text:span><text:span text:style-name="T43">')</text:span><text:change-end text:change-id="ct246613904"/><text:span text:style-name="T40"> </text:span></text:p>
      <text:p text:style-name="P23"><text:span text:style-name="T11">24. Листок нетрудоспособности: открыт </text:span><text:change-start text:change-id="ct246614008"/><text:span text:style-name="T20">formatDate</text:span><text:span text:style-name="T20">('</text:span><text:bookmark text:name="docs-internal-guid-3b9a1e70-4092-5e41-92eb-24038b26328c"/><text:span text:style-name="T44">tempInvalid.begDate</text:span><text:span text:style-name="T20">')</text:span><text:change-end text:change-id="ct246614008"/><text:span text:style-name="T11"> закрыт: </text:span><text:change-start text:change-id="ct246614112"/><text:span text:style-name="T20">formatDate</text:span><text:span text:style-name="T20">('</text:span><text:bookmark text:name="docs-internal-guid-3b9a1e70-4092-7957-c065-4bf071f25b8a"/><text:span text:style-name="T44">tempInvalid.endDate</text:span><text:span text:style-name="T20">')</text:span><text:change-end text:change-id="ct246614112"/><text:span text:style-name="T18"> </text:span></text:p>
      <text:p text:style-name="P23"><text:span text:style-name="T11">24.1. </text:span><text:span text:style-name="T33">По уходу за больным      Полных лет:  </text:span><text:change-start text:change-id="ct246614216"/><text:span text:style-name="T31">getData('</text:span><text:bookmark text:name="docs-internal-guid-3b9a1e70-4093-4c12-42f6-8af3e7eb4e4c"/><text:span text:style-name="T42">tempInvalid.age</text:span><text:span text:style-name="T31">')</text:span><text:change-end text:change-id="ct246614216"/><text:span text:style-name="T33">  Пол: муж 1           жен 2   <text:line-break/></text:span><text:span text:style-name="T11">25. </text:span><text:span text:style-name="T33">Движение пациента по отделениям:</text:span></text:p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/>
        <table:table-column table:style-name="Таблица2.H"/>
        <table:table-column table:style-name="Таблица2.B"/>
        <table:table-row>
          <table:table-cell table:style-name="Таблица2.A1" office:value-type="string">
            <text:p text:style-name="P35">№</text:p>
          </table:table-cell>
          <table:table-cell table:style-name="Таблица2.A1" office:value-type="string">
            <text:p text:style-name="P35">Код отделения</text:p>
          </table:table-cell>
          <table:table-cell table:style-name="Таблица2.A1" office:value-type="string">
            <text:p text:style-name="P35">Профиль коек</text:p>
          </table:table-cell>
          <table:table-cell table:style-name="Таблица2.A1" office:value-type="string">
            <text:p text:style-name="P35">Код врача</text:p>
          </table:table-cell>
          <table:table-cell table:style-name="Таблица2.A1" office:value-type="string">
            <text:p text:style-name="P35">Дата</text:p>
            <text:p text:style-name="P35">поступления</text:p>
          </table:table-cell>
          <table:table-cell table:style-name="Таблица2.A1" office:value-type="string">
            <text:p text:style-name="P35">Дата</text:p>
            <text:p text:style-name="P35">выписки,</text:p>
            <text:p text:style-name="P35">перевода</text:p>
          </table:table-cell>
          <table:table-cell table:style-name="Таблица2.A1" office:value-type="string">
            <text:p text:style-name="P35">Код</text:p>
            <text:p text:style-name="P35">диагноза по МКБ</text:p>
          </table:table-cell>
          <table:table-cell table:style-name="Таблица2.A1" office:value-type="string">
            <text:p text:style-name="P35">Код медицинского стандарта</text:p>
          </table:table-cell>
          <table:table-cell table:style-name="Таблица2.I1" office:value-type="string">
            <text:p text:style-name="P35">Код прерванного </text:p>
            <text:p text:style-name="P35">случая</text:p>
          </table:table-cell>
        </table:table-row>
        <table:table-row>
          <table:table-cell table:style-name="Таблица2.A2" office:value-type="float" office:value="1">
            <text:p text:style-name="P44">1</text:p>
          </table:table-cell>
          <table:table-cell table:style-name="Таблица2.A2" office:value-type="float" office:value="2">
            <text:p text:style-name="P44">2</text:p>
          </table:table-cell>
          <table:table-cell table:style-name="Таблица2.A2" office:value-type="float" office:value="3">
            <text:p text:style-name="P44">3</text:p>
          </table:table-cell>
          <table:table-cell table:style-name="Таблица2.A2" office:value-type="float" office:value="4">
            <text:p text:style-name="P44">4</text:p>
          </table:table-cell>
          <table:table-cell table:style-name="Таблица2.A2" office:value-type="float" office:value="5">
            <text:p text:style-name="P44">5</text:p>
          </table:table-cell>
          <table:table-cell table:style-name="Таблица2.A2" office:value-type="float" office:value="6">
            <text:p text:style-name="P44">6</text:p>
          </table:table-cell>
          <table:table-cell table:style-name="Таблица2.A2" office:value-type="float" office:value="7">
            <text:p text:style-name="P44">7</text:p>
          </table:table-cell>
          <table:table-cell table:style-name="Таблица2.A2" office:value-type="float" office:value="8">
            <text:p text:style-name="P44">8</text:p>
          </table:table-cell>
          <table:table-cell table:style-name="Таблица2.I2" office:value-type="float" office:value="9">
            <text:p text:style-name="P44">9</text:p>
          </table:table-cell>
        </table:table-row>
        <table:table-row>
          <table:table-cell table:style-name="Таблица2.A3" office:value-type="string">
            <text:p text:style-name="P34"><office:annotation><dc:creator>&lt;анонимный&gt;</dc:creator><dc:date>2013-08-03T00:55:30.63</dc:date><text:p text:style-name="P52"><text:span text:style-name="T52">do row for move in data['moves']</text:span></text:p></office:annotation> </text:p>
          </table:table-cell>
          <table:table-cell table:style-name="Таблица2.A3" office:value-type="string">
            <text:p text:style-name="P43">( <text:change-start text:change-id="ct246614320"/>getData('unitId', move)<text:change-end text:change-id="ct246614320"/> ) <text:change-start text:change-id="ct246614424"/>getData('unit', move)<text:change-end text:change-id="ct246614424"/></text:p>
          </table:table-cell>
          <table:table-cell table:style-name="Таблица2.A3" office:value-type="string">
            <text:p text:style-name="P43"><text:change-start text:change-id="ct246614528"/>getData('bed', move)<text:change-end text:change-id="ct246614528"/>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42"><text:change-start text:change-id="ct246614632"/>formatDateTime('admission', move)<text:change-end text:change-id="ct246614632"/></text:p>
          </table:table-cell>
          <table:table-cell table:style-name="Таблица2.A3" office:value-type="string">
            <text:p text:style-name="P42"><text:change-start text:change-id="ct246614736"/>formatDateTime('leave', move)<text:change-end text:change-id="ct246614736"/>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I3" office:value-type="string">
            <text:p text:style-name="P34"/>
          </table:table-cell>
        </table:table-row>
      </table:table>
      <text:p text:style-name="P13"/>
      <text:p text:style-name="P21"><text:span text:style-name="T25">26. </text:span>Хирургические операции 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C"/>
        <table:table-column table:style-name="Таблица4.I"/>
        <table:table-column table:style-name="Таблица4.J" table:number-columns-repeated="2"/>
        <table:table-row>
          <table:table-cell table:style-name="Таблица4.A1" table:number-rows-spanned="2" office:value-type="string">
            <text:p text:style-name="P36">Дата,</text:p>
            <text:p text:style-name="P36">час</text:p>
          </table:table-cell>
          <table:table-cell table:style-name="Таблица4.A1" table:number-rows-spanned="2" office:value-type="string">
            <text:p text:style-name="P36">Код хирурга</text:p>
          </table:table-cell>
          <table:table-cell table:style-name="Таблица4.A1" table:number-rows-spanned="2" office:value-type="string">
            <text:p text:style-name="P36">Код отделения</text:p>
          </table:table-cell>
          <table:table-cell table:style-name="Таблица4.A1" table:number-columns-spanned="2" office:value-type="string">
            <text:p text:style-name="P36">Операция</text:p>
          </table:table-cell>
          <table:covered-table-cell/>
          <table:table-cell table:style-name="Таблица4.A1" table:number-columns-spanned="2" office:value-type="string">
            <text:p text:style-name="P36">Осложнение</text:p>
          </table:table-cell>
          <table:covered-table-cell/>
          <table:table-cell table:style-name="Таблица4.A1" table:number-rows-spanned="2" office:value-type="string">
            <text:p text:style-name="P36">Анестезия</text:p>
          </table:table-cell>
          <table:table-cell table:style-name="Таблица4.I1" table:number-columns-spanned="3" office:value-type="string">
            <text:p text:style-name="P36">Использование</text:p>
            <text:p text:style-name="P36">спец. аппаратуры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4.D2" office:value-type="string">
            <text:p text:style-name="P38">Наименование</text:p>
          </table:table-cell>
          <table:table-cell table:style-name="Таблица4.D2" office:value-type="string">
            <text:p text:style-name="P38">Код</text:p>
          </table:table-cell>
          <table:table-cell table:style-name="Таблица4.D2" office:value-type="string">
            <text:p text:style-name="P38">Наименование</text:p>
          </table:table-cell>
          <table:table-cell table:style-name="Таблица4.D2" office:value-type="string">
            <text:p text:style-name="P38">Код</text:p>
          </table:table-cell>
          <table:covered-table-cell/>
          <table:table-cell table:style-name="Таблица4.D2" office:value-type="string">
            <text:p text:style-name="P38">Энд.</text:p>
          </table:table-cell>
          <table:table-cell table:style-name="Таблица4.D2" office:value-type="string">
            <text:p text:style-name="P38">Лазер.</text:p>
          </table:table-cell>
          <table:table-cell table:style-name="Таблица4.K2" office:value-type="string">
            <text:p text:style-name="P38">Криог.</text:p>
          </table:table-cell>
        </table:table-row>
        <table:table-row>
          <table:table-cell table:style-name="Таблица4.A3" office:value-type="float" office:value="1">
            <text:p text:style-name="P45">1</text:p>
          </table:table-cell>
          <table:table-cell table:style-name="Таблица4.A3" office:value-type="float" office:value="2">
            <text:p text:style-name="P45">2</text:p>
          </table:table-cell>
          <table:table-cell table:style-name="Таблица4.A3" office:value-type="float" office:value="3">
            <text:p text:style-name="P45">3</text:p>
          </table:table-cell>
          <table:table-cell table:style-name="Таблица4.A3" office:value-type="float" office:value="4">
            <text:p text:style-name="P45">4</text:p>
          </table:table-cell>
          <table:table-cell table:style-name="Таблица4.A3" office:value-type="float" office:value="5">
            <text:p text:style-name="P45">5</text:p>
          </table:table-cell>
          <table:table-cell table:style-name="Таблица4.A3" office:value-type="float" office:value="6">
            <text:p text:style-name="P45">6</text:p>
          </table:table-cell>
          <table:table-cell table:style-name="Таблица4.A3" office:value-type="float" office:value="7">
            <text:p text:style-name="P45">7</text:p>
          </table:table-cell>
          <table:table-cell table:style-name="Таблица4.A3" office:value-type="float" office:value="8">
            <text:p text:style-name="P45">8</text:p>
          </table:table-cell>
          <table:table-cell table:style-name="Таблица4.A3" office:value-type="float" office:value="9">
            <text:p text:style-name="P45">9</text:p>
          </table:table-cell>
          <table:table-cell table:style-name="Таблица4.A3" office:value-type="float" office:value="10">
            <text:p text:style-name="P45">10</text:p>
          </table:table-cell>
          <table:table-cell table:style-name="Таблица4.K3" office:value-type="float" office:value="11">
            <text:p text:style-name="P45">11</text:p>
          </table:table-cell>
        </table:table-row>
        <table:table-row>
          <table:table-cell table:style-name="Таблица4.D2" office:value-type="string">
            <text:p text:style-name="P33"><text:span text:style-name="T51"><office:annotation><dc:creator>&lt;анонимный&gt;</dc:creator><dc:date>2013-08-03T00:32:04.64</dc:date><text:p text:style-name="P52"><text:span text:style-name="T53">do row for operation in data['operations']</text:span></text:p></office:annotation></text:span><text:span text:style-name="T51"> </text:span><text:change-start text:change-id="ct275976576"/><text:span text:style-name="T2">formatDate('begDate', operation)</text:span><text:change-end text:change-id="ct275976576"/><text:span text:style-name="T3"> – </text:span><text:change-start text:change-id="ct275976368"/><text:span text:style-name="T2">formatDate('endDate', <text:s/>operation)</text:span><text:change-end text:change-id="ct275976368"/></text:p>
          </table:table-cell>
          <table:table-cell table:style-name="Таблица4.D2" office:value-type="string">
            <text:p text:style-name="P33"><text:change-start text:change-id="ct277910952"/><text:span text:style-name="T2">getData('surgeon.code', operation)</text:span><text:change-end text:change-id="ct277910952"/><text:span text:style-name="T3"> </text:span><text:change-start text:change-id="ct277911160"/><text:span text:style-name="T2">getFullName('surgeon', operation)</text:span><text:change-end text:change-id="ct277911160"/><text:span text:style-name="T3"><text:line-break/></text:span></text:p>
          </table:table-cell>
          <table:table-cell table:style-name="Таблица4.D2" office:value-type="string">
            <text:p text:style-name="P37"/>
          </table:table-cell>
          <table:table-cell table:style-name="Таблица4.D2" office:value-type="string">
            <text:p text:style-name="P42"><text:change-start text:change-id="ct277905856"/>getData('operationName', operation)<text:change-end text:change-id="ct277905856"/></text:p>
          </table:table-cell>
          <table:table-cell table:style-name="Таблица4.D2" office:value-type="string">
            <text:p text:style-name="P42"><text:change-start text:change-id="ct277911056"/>getData('operationCode', operation)<text:change-end text:change-id="ct277911056"/></text:p>
          </table:table-cell>
          <table:table-cell table:style-name="Таблица4.D2" office:value-type="string">
            <text:p text:style-name="P33"><text:change-start text:change-id="ct277907312"/><text:span text:style-name="T2">getData('complicationName', operation)</text:span><text:change-end text:change-id="ct277907312"/></text:p>
          </table:table-cell>
          <table:table-cell table:style-name="Таблица4.D2" office:value-type="string">
            <text:p text:style-name="P47"/>
          </table:table-cell>
          <table:table-cell table:style-name="Таблица4.D2" office:value-type="string">
            <text:p text:style-name="P33"><text:change-start text:change-id="ct277911576"/><text:span text:style-name="T2">getData('methodAnesthesia', operation)</text:span><text:change-end text:change-id="ct277911576"/></text:p>
          </table:table-cell>
          <table:table-cell table:style-name="Таблица4.D2" office:value-type="string">
            <text:p text:style-name="P37"/>
          </table:table-cell>
          <table:table-cell table:style-name="Таблица4.D2" office:value-type="string">
            <text:p text:style-name="P37"/>
          </table:table-cell>
          <table:table-cell table:style-name="Таблица4.K2" office:value-type="string">
            <text:p text:style-name="P37"/>
          </table:table-cell>
        </table:table-row>
      </table:table>
      <text:p text:style-name="P15"/>
      <text:p text:style-name="P23"><text:span text:style-name="T11">27. </text:span><text:span text:style-name="T33">Обследован: </text:span><text:span text:style-name="T31">RW</text:span><text:span text:style-name="T33">1 </text:span><text:span text:style-name="T31">[ </text:span><text:change-start text:change-id="ct246614840"/><text:span text:style-name="T31">getData('</text:span><text:bookmark text:name="docs-internal-guid-3b9a1e70-40c6-b6c9-7a31-cda8b557f9b9"/><text:span text:style-name="T45">laboratory.RW</text:span><text:span text:style-name="T31">')</text:span><text:change-end text:change-id="ct246614840"/><text:span text:style-name="T31"> ] <text:tab/>AIDS</text:span><text:span text:style-name="T33">2 </text:span><text:span text:style-name="T31">[ <text:s/>]</text:span></text:p>
      <text:p text:style-name="P21"><text:span text:style-name="T25">28. </text:span>Диагноз стационара (при выписке): </text:p>
      <table:table table:name="Таблица5" table:style-name="Таблица5">
        <table:table-column table:style-name="Таблица5.A"/>
        <table:table-column table:style-name="Таблица5.B" table:number-columns-repeated="6"/>
        <table:table-row>
          <table:table-cell table:style-name="Таблица5.A1" office:value-type="string">
            <text:p text:style-name="P36"/>
          </table:table-cell>
          <table:table-cell table:style-name="Таблица5.A1" office:value-type="string">
            <text:p text:style-name="P40">Основное заболевание</text:p>
          </table:table-cell>
          <table:table-cell table:style-name="Таблица5.A1" office:value-type="string">
            <text:p text:style-name="P36">Код </text:p>
            <text:p text:style-name="P36">МКБ</text:p>
          </table:table-cell>
          <table:table-cell table:style-name="Таблица5.A1" office:value-type="string">
            <text:p text:style-name="P36">Осложнение</text:p>
          </table:table-cell>
          <table:table-cell table:style-name="Таблица5.A1" office:value-type="string">
            <text:p text:style-name="P36">Код </text:p>
            <text:p text:style-name="P36">МКБ</text:p>
          </table:table-cell>
          <table:table-cell table:style-name="Таблица5.A1" office:value-type="string">
            <text:p text:style-name="P36">Сопутствующее</text:p>
            <text:p text:style-name="P36">заболевание</text:p>
          </table:table-cell>
          <table:table-cell table:style-name="Таблица5.G1" office:value-type="string">
            <text:p text:style-name="P36">Код </text:p>
            <text:p text:style-name="P36">МКБ</text:p>
          </table:table-cell>
        </table:table-row>
        <table:table-row>
          <table:table-cell table:style-name="Таблица5.A2" office:value-type="string">
            <text:p text:style-name="P39">Клинический<text:line-break/> заключительны</text:p>
          </table:table-cell>
          <table:table-cell table:style-name="Таблица5.B2" office:value-type="string">
            <text:p text:style-name="P41"><text:change-start text:change-id="ct246614944"/>findDiagnosis('diagnoses', 'mainDiagMkb')['mkb']['diagnosis']<text:change-end text:change-id="ct246614944"/></text:p>
          </table:table-cell>
          <table:table-cell table:style-name="Таблица5.B2" office:value-type="string">
            <text:p text:style-name="P33"><text:change-start text:change-id="ct246615048"/><text:span text:style-name="T28">findDiagnosis('diagnoses', '</text:span><text:bookmark text:name="docs-internal-guid-5c9ebf0a-430c-3b4f-7932-1d5fbf6640c41"/><text:span text:style-name="T28">mainDiagMkb</text:span><text:span text:style-name="T2">'</text:span><text:span text:style-name="T28">)['mkb']['code']</text:span><text:change-end text:change-id="ct246615048"/></text:p>
          </table:table-cell>
          <table:table-cell table:style-name="Таблица5.B2" office:value-type="string">
            <text:p text:style-name="P33"><text:change-start text:change-id="ct246615152"/><text:span text:style-name="T28">findDiagnosis('diagnoses', '</text:span><text:bookmark text:name="docs-internal-guid-37392213-430e-bd39-669d-f82175c3d44a"/><text:span text:style-name="T28">diagComplMkb')['mkb']['diagnosis']</text:span><text:change-end text:change-id="ct246615152"/><text:span text:style-name="T28"> </text:span></text:p>
          </table:table-cell>
          <table:table-cell table:style-name="Таблица5.B2" office:value-type="string">
            <text:p text:style-name="P33"><text:change-start text:change-id="ct246615256"/><text:span text:style-name="T28">findDiagnosis('diagnoses', '</text:span><text:bookmark text:name="docs-internal-guid-37392213-430e-bd39-669d-f82175c3d44a1"/><text:span text:style-name="T28">diagComplMkb</text:span><text:span text:style-name="T2">'</text:span><text:span text:style-name="T28">)['mkb']['code']</text:span><text:change-end text:change-id="ct246615256"/></text:p>
          </table:table-cell>
          <table:table-cell table:style-name="Таблица5.B2" office:value-type="string">
            <text:p text:style-name="P33"><text:change-start text:change-id="ct246615360"/><text:span text:style-name="T28">findDiagnosis('diagnoses', '</text:span><text:bookmark text:name="docs-internal-guid-37392213-430f-4862-f95a-3e66446fe2a2"/><text:span text:style-name="T28">assocDiagMkb')['mkb']['diagnosis']</text:span><text:change-end text:change-id="ct246615360"/><text:span text:style-name="T28"> </text:span></text:p>
          </table:table-cell>
          <table:table-cell table:style-name="Таблица5.G2" office:value-type="string">
            <text:p text:style-name="P33"><text:change-start text:change-id="ct246685520"/><text:span text:style-name="T28">findDiagnosis('diagnoses', '</text:span><text:bookmark text:name="docs-internal-guid-37392213-430f-4862-f95a-3e66446fe2a21"/><text:span text:style-name="T28">assocDiagMkb</text:span><text:span text:style-name="T2">'</text:span><text:span text:style-name="T28">)['mkb']['code']</text:span><text:change-end text:change-id="ct246685520"/></text:p>
          </table:table-cell>
        </table:table-row>
        <table:table-row>
          <table:table-cell table:style-name="Таблица5.B2" office:value-type="string">
            <text:p text:style-name="P39">Патолого-<text:line-break/>анатомический</text:p>
          </table:table-cell>
          <table:table-cell table:style-name="Таблица5.B2" office:value-type="string">
            <text:p text:style-name="P33"><text:change-start text:change-id="ct246685624"/><text:span text:style-name="T28">findDiagnosis('diagnoses', '</text:span><text:bookmark text:name="docs-internal-guid-37392213-4310-28bd-5385-3d22053240e3"/><text:span text:style-name="T28">mainDiagMkbPat ')['mkb']['diagnosis']</text:span><text:change-end text:change-id="ct246685624"/></text:p>
          </table:table-cell>
          <table:table-cell table:style-name="Таблица5.B2" office:value-type="string">
            <text:p text:style-name="P33"><text:change-start text:change-id="ct246685728"/><text:span text:style-name="T28">findDiagnosis('diagnoses', '</text:span><text:bookmark text:name="docs-internal-guid-37392213-4310-28bd-5385-3d22053240e31"/><text:span text:style-name="T28">mainDiagMkbPat </text:span><text:span text:style-name="T2">'</text:span><text:span text:style-name="T28">)['mkb']['code']</text:span><text:change-end text:change-id="ct246685728"/></text:p>
          </table:table-cell>
          <table:table-cell table:style-name="Таблица5.B2" office:value-type="string">
            <text:p text:style-name="P37"/>
          </table:table-cell>
          <table:table-cell table:style-name="Таблица5.B2" office:value-type="string">
            <text:p text:style-name="P37"/>
          </table:table-cell>
          <table:table-cell table:style-name="Таблица5.B2" office:value-type="string">
            <text:p text:style-name="P37"/>
          </table:table-cell>
          <table:table-cell table:style-name="Таблица5.G2" office:value-type="string">
            <text:p text:style-name="P37"/>
          </table:table-cell>
        </table:table-row>
      </table:table>
      <text:p text:style-name="P13"/>
      <text:p text:style-name="P23"><text:span text:style-name="T11">29. Дефекты догоспитального этапа: </text:span><text:change-start text:change-id="ct246685832"/><text:span text:style-name="T18">getData('preHospitalDefects')</text:span><text:change-end text:change-id="ct246685832"/><text:span text:style-name="T48"> </text:span></text:p>
      <text:p text:style-name="P23"><text:span text:style-name="T11">30. </text:span><text:span text:style-name="T13">Код вида ВМП</text:span><text:span text:style-name="T11">: </text:span><text:change-start text:change-id="ct246685936"/><text:span text:style-name="T18">getData('</text:span><text:span text:style-name="T11">quoting.quotaType</text:span><text:span text:style-name="T18">Code</text:span><text:span text:style-name="T18">')</text:span><text:change-end text:change-id="ct246685936"/><text:span text:style-name="T18"> </text:span><text:change-start text:change-id="ct246686040"/><text:span text:style-name="T18">getData('</text:span><text:span text:style-name="T11">quoting.quotaType</text:span><text:span text:style-name="T18">Name')</text:span><text:change-end text:change-id="ct246686040"/> </text:p>
      <text:p text:style-name="P21"><text:soft-page-break/><text:span text:style-name="T23">Метод лечения</text:span><text:span text:style-name="T25">: </text:span><text:change-start text:change-id="ct246686144"/><text:span text:style-name="T26">getData('</text:span><text:span text:style-name="T25">quoting.treatmentName</text:span><text:span text:style-name="T26">')</text:span><text:change-end text:change-id="ct246686144"/><text:span text:style-name="T26"> </text:span></text:p>
      <text:p text:style-name="P21"><text:span text:style-name="T23">Модель пациента</text:span><text:span text:style-name="T25">: </text:span><text:change-start text:change-id="ct246686248"/><text:span text:style-name="T26">getData('</text:span><text:span text:style-name="T25">quoting.patientModelName</text:span><text:span text:style-name="T26">')</text:span><text:change-end text:change-id="ct246686248"/><text:span text:style-name="T25"> </text:span></text:p>
      <text:p text:style-name="P23"><text:span text:style-name="T11">31. Дата следующей госпитализации в текущем году: </text:span><text:change-start text:change-id="ct246686352"/><text:span text:style-name="T20">getData('</text:span><text:span text:style-name="T39">leaved.nextHospDate</text:span><text:span text:style-name="T44">')</text:span><text:change-end text:change-id="ct246686352"/><text:span text:style-name="T40"> </text:span></text:p>
      <text:p text:style-name="P23"><text:span text:style-name="T11">Отделение госпитализации: </text:span><text:change-start text:change-id="ct246686456"/><text:span text:style-name="T20">getData ('</text:span><text:span text:style-name="T44">leaved.nextHospDepartment.name')</text:span><text:change-end text:change-id="ct246686456"/><text:span text:style-name="T40"> </text:span></text:p>
      <text:p text:style-name="P23"><text:span text:style-name="T11">Источник финансирования следующей госпитализации: </text:span><text:change-start text:change-id="ct246686560"/><text:span text:style-name="T46">getData('</text:span><text:span text:style-name="T44">leaved.nextHospFinanceType')</text:span><text:change-end text:change-id="ct246686560"/><text:span text:style-name="T41"> </text:span></text:p>
      <text:p text:style-name="P13"/>
      <text:p text:style-name="P13"/>
      <text:p text:style-name="P10"><text:span text:style-name="T18">Подпись лечащего врача _______________________ </text:span><text:span text:style-name="T11">/ </text:span><text:change-start text:change-id="ct246686664"/><text:span text:style-name="T46">getFullName('</text:span><text:span text:style-name="T44">leaved.leavedDoctor.name')</text:span><text:change-end text:change-id="ct246686664"/><text:span text:style-name="T11"> /</text:span></text:p>
      <text:p text:style-name="P32"/>
      <text:p text:style-name="P32">Подпись заведующего отделением _______________________ <text:span text:style-name="T28">/ ФИО 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Arial1" svg:font-family="Arial"/>
    <style:font-face style:name="Arial2" svg:font-family="Arial, sans-serif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4cm" style:type="center"/>
          <style:tab-stop style:position="18.08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M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Standard">
      <style:text-properties style:font-name="Arial"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99534792" text:id="ct99534792">
            <text:insertion>
              <office:change-info>
                <dc:creator>&lt;анонимный&gt;</dc:creator>
                <dc:date>2012-12-17T16:05:00</dc:date>
              </office:change-info>
            </text:insertion>
          </text:changed-region>
          <text:changed-region xml:id="ct99534896" text:id="ct99534896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99535000" text:id="ct99535000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99535104" text:id="ct99535104">
            <text:insertion>
              <office:change-info>
                <dc:creator>&lt;анонимный&gt;</dc:creator>
                <dc:date>2012-12-17T16:07:00</dc:date>
              </office:change-info>
            </text:insertion>
          </text:changed-region>
        </text:tracked-changes>
        <text:p text:style-name="Footer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 <text:change-start text:change-id="ct99534792"/><text:span text:style-name="MT1">getData('patient.id')</text:span><text:change-end text:change-id="ct99534792"/><text:span text:style-name="MT1"> </text:span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 <text:change-start text:change-id="ct99534896"/><text:span text:style-name="MT2">getData('id')</text:span><text:change-end text:change-id="ct99534896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99535000"/>getBarcode39('<text:span text:style-name="MT3">patient.id</text:span>')<text:change-end text:change-id="ct99535000"/></text:p>
            </table:table-cell>
            <table:table-cell table:style-name="Таблица1.A2" office:value-type="string">
              <text:p text:style-name="MP5"/>
            </table:table-cell>
            <table:table-cell table:style-name="Таблица1.A2" office:value-type="string">
              <text:p text:style-name="MP6"><text:change-start text:change-id="ct99535104"/>getBarcode39(<text:span text:style-name="MT4">'id'</text:span>)<text:change-end text:change-id="ct99535104"/></text:p>
            </table:table-cell>
          </table:table-row>
        </table:table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3:32:40.42</meta:creation-date>
    <dc:date>2013-08-15T17:31:47.64</dc:date>
    <meta:editing-duration>PT11H2M30S</meta:editing-duration>
    <meta:editing-cycles>105</meta:editing-cycles>
    <meta:generator>OpenOffice/4.0.0$Win32 OpenOffice.org_project/400m3$Build-9702</meta:generator>
    <dc:creator>Fedor Kurilov</dc:creator>
    <meta:document-statistic meta:table-count="5" meta:image-count="0" meta:object-count="0" meta:page-count="3" meta:paragraph-count="131" meta:word-count="434" meta:character-count="4989"/>
  </office:meta>
</office:document-meta>
</file>